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OutputStream.BufferedOutputStream( final OutputStream out , final int flush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OutputStream.isRes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OutputStream.BufferedOutputStream( final OutputStream out , final int flushBufferSize , final int initialBufferSiz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fferedOut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OutputStream.BufferedOutputStream( final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OutputStream.write( final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fferedOutputStream.increaseBuffer( final int increa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ufferedOutputStream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fferedOutputStream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OutputStream.checkFor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fferedOutputStream.write( final byte [ ] b , final int off , final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ufferedOutputStream.writeToBuffer( final byte [ ] b , final int off , final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edOutputStream.clear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ed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